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2" style:family="paragraph" style:parent-style-name="Standard" style:list-style-name="WWNum1" style:master-page-name="Standard">
      <style:paragraph-properties fo:margin-left="0.5in" fo:margin-right="0in" fo:text-indent="-0.25in" style:auto-text-indent="false" style:page-number="1"/>
    </style:style>
    <style:style style:name="P3" style:family="paragraph" style:parent-style-name="Standard">
      <style:paragraph-properties fo:margin-left="0.5in" fo:margin-right="0in" fo:text-indent="0in" style:auto-text-indent="false"/>
    </style:style>
    <style:style style:name="P4" style:family="paragraph" style:parent-style-name="Standard">
      <style:paragraph-properties fo:margin-left="0in" fo:margin-right="0in" fo:text-indent="0in" style:auto-text-indent="false"/>
    </style:style>
    <style:style style:name="T1" style:family="text">
      <style:text-properties fo:color="#1155cc" style:text-underline-style="solid" style:text-underline-width="auto" style:text-underline-color="font-color"/>
    </style:style>
    <style:style style:name="T2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271643652" text:style-name="WWNum1">
        <text:list-item>
          <text:p text:style-name="P2">git config --global user.name "Your Name"</text:p>
        </text:list-item>
      </text:list>
      <text:p text:style-name="P3">git config --global user.email "<text:a xlink:type="simple" xlink:href="mailto:your.email@example.com" text:style-name="ListLabel_20_10" text:visited-style-name="ListLabel_20_10"><text:span text:style-name="T1">your.email@example.com</text:span></text:a>"</text:p>
      <text:p text:style-name="Standard"/>
      <text:p text:style-name="Standard"/>
      <text:list xml:id="list13352713155993" text:continue-numbering="true" text:style-name="WWNum1">
        <text:list-item>
          <text:p text:style-name="P1">git checkout -b feature-branch</text:p>
        </text:list-item>
        <text:list-item>
          <text:p text:style-name="P1">git branch </text:p>
        </text:list-item>
        <text:list-item>
          <text:p text:style-name="P1">git branch -d feature-branch</text:p>
        </text:list-item>
        <text:list-item>
          <text:p text:style-name="P1">git reset HEAD^</text:p>
        </text:list-item>
        <text:list-item>
          <text:p text:style-name="P1">git checkout -b conflict-branh</text:p>
        </text:list-item>
        <text:list-item>
          <text:p text:style-name="P1">Git checkout -b feature1</text:p>
        </text:list-item>
        <text:list-item>
          <text:p text:style-name="P1">Git add file1</text:p>
        </text:list-item>
        <text:list-item>
          <text:p text:style-name="P1">Git checkout main</text:p>
        </text:list-item>
      </text:list>
      <text:p text:style-name="P3">Git merge feature1</text:p>
      <text:list xml:id="list13352360737891" text:continue-numbering="true" text:style-name="WWNum1">
        <text:list-item>
          <text:p text:style-name="P1">Git add fiile1</text:p>
        </text:list-item>
        <text:list-item>
          <text:p text:style-name="P1">Git checkout conflict-branch</text:p>
        </text:list-item>
      </text:list>
      <text:p text:style-name="P3">Git merge main</text:p>
      <text:list xml:id="list13352602469602" text:continue-numbering="true" text:style-name="WWNum1">
        <text:list-item>
          <text:p text:style-name="P1">Git add conflicting-flie.txt</text:p>
        </text:list-item>
      </text:list>
      <text:p text:style-name="P3">Git commit -m “Resolved”</text:p>
      <text:list xml:id="list13352588899253" text:continue-numbering="true" text:style-name="WWNum1">
        <text:list-item>
          <text:p text:style-name="P1">Git remote add origin &lt;<text:a xlink:type="simple" xlink:href="https://github.com/omkarneje/Tic-Tac-Toe" text:style-name="ListLabel_20_10" text:visited-style-name="ListLabel_20_10"><text:span text:style-name="T1">https://github.com/omkarneje/Tic-Tac-Toe</text:span></text:a>&gt;</text:p>
        </text:list-item>
        <text:list-item>
          <text:p text:style-name="P1">Git clone &lt; <text:a xlink:type="simple" xlink:href="https://github.com/omkarneje/Tic-Tac-Toe" text:style-name="ListLabel_20_10" text:visited-style-name="ListLabel_20_10"><text:span text:style-name="T1">https://github.com/omkarneje/Tic-Tac-Toe</text:span></text:a>&gt;</text:p>
        </text:list-item>
        <text:list-item>
          <text:p text:style-name="P1">Git checkout -b new-feature </text:p>
        </text:list-item>
      </text:list>
      <text:p text:style-name="P3">Git add.</text:p>
      <text:p text:style-name="P3">Git commit -m “Change”</text:p>
      <text:p text:style-name="P3">Git push origin new-feature</text:p>
      <text:list xml:id="list13351952853190" text:continue-numbering="true" text:style-name="WWNum1">
        <text:list-item>
          <text:p text:style-name="P1">.</text:p>
        </text:list-item>
        <text:list-item>
          <text:p text:style-name="P1"><text:soft-page-break/>Git config –global alias.gitlol “log –online”</text:p>
        </text:list-item>
        <text:list-item>
          <text:p text:style-name="P1">.</text:p>
        </text:list-item>
        <text:list-item>
          <text:p text:style-name="P1">Git stash </text:p>
        </text:list-item>
      </text:list>
      <text:p text:style-name="P3">Git checkout other-branch</text:p>
      <text:p text:style-name="P3">Git stash pop</text:p>
      <text:list xml:id="list13353669275493" text:continue-numbering="true" text:style-name="WWNum1">
        <text:list-item>
          <text:p text:style-name="P1">Git checkout – &lt;deleted_file_name&gt;</text:p>
        </text:list-item>
        <text:list-item>
          <text:p text:style-name="P1">Git add &lt;file&gt;</text:p>
        </text:list-item>
      </text:list>
      <text:p text:style-name="P3">Git commit –amend –no-edit</text:p>
      <text:list xml:id="list13352436457172" text:continue-numbering="true" text:style-name="WWNum1">
        <text:list-item>
          <text:p text:style-name="P1">Git reset –hard HEAD</text:p>
        </text:list-item>
        <text:list-item>
          <text:p text:style-name="P1">Git show &lt;commit-hash&gt;</text:p>
        </text:list-item>
        <text:list-item>
          <text:p text:style-name="P1">Git commit –amend -m “New message”</text:p>
        </text:list-item>
        <text:list-item>
          <text:p text:style-name="P1">Git cherry-pick &lt;commit-hash&gt;</text:p>
        </text:list-item>
        <text:list-item>
          <text:p text:style-name="P1">Git rebase -i HEAD~&lt;3&gt;</text:p>
        </text:list-item>
        <text:list-item>
          <text:p text:style-name="P1">Git reset HEAD &lt;file1&gt;</text:p>
        </text:list-item>
        <text:list-item>
          <text:p text:style-name="P1">*.yml</text:p>
        </text:list-item>
      </text:list>
      <text:p text:style-name="P3">config/</text:p>
      <text:list xml:id="list13352512914942" text:continue-numbering="true" text:style-name="WWNum1">
        <text:list-item>
          <text:p text:style-name="P1">Git diff-tree –no-commit-id –name-only -r HEAD</text:p>
        </text:list-item>
        <text:list-item>
          <text:p text:style-name="P1">Git fetch origin</text:p>
        </text:list-item>
      </text:list>
      <text:p text:style-name="P3">Git chechout main</text:p>
      <text:p text:style-name="P3">Git reset –hard origin/main</text:p>
      <text:list xml:id="list13352035758464" text:continue-numbering="true" text:style-name="WWNum1">
        <text:list-item>
          <text:p text:style-name="P1">Git reflog</text:p>
        </text:list-item>
      </text:list>
      <text:p text:style-name="P3">Git checkout -b recovered-branch &lt;commit-hash&gt;</text:p>
      <text:list xml:id="list13352709374317" text:continue-numbering="true" text:style-name="WWNum1">
        <text:list-item>
          <text:p text:style-name="P1">Git clean -fd</text:p>
        </text:list-item>
        <text:list-item>
          <text:p text:style-name="P1">Git cherry-pick &lt;commit-hash&gt;</text:p>
        </text:list-item>
        <text:list-item>
          <text:p text:style-name="P1">Git cherry-pick &lt;commit-hash&gt;</text:p>
        </text:list-item>
        <text:list-item>
          <text:p text:style-name="P1">Git cherry-pick &lt;commit1&gt;..&lt;commit3&gt;</text:p>
        </text:list-item>
        <text:list-item>
          <text:p text:style-name="P1"><text:soft-page-break/>Git clone -b &lt;branch1&gt; &lt;<text:a xlink:type="simple" xlink:href="https://github.com/omkarneje/Tic-Tac-Toe" text:style-name="ListLabel_20_10" text:visited-style-name="ListLabel_20_10"><text:span text:style-name="T1">https://github.com/omkarneje/Tic-Tac-Toe</text:span></text:a>&gt;</text:p>
        </text:list-item>
        <text:list-item>
          <text:p text:style-name="P1">Git push origin &lt;branch1&gt;</text:p>
        </text:list-item>
        <text:list-item>
          <text:p text:style-name="P1">Git checkout -b new-branch1</text:p>
        </text:list-item>
      </text:list>
      <text:p text:style-name="P3">Git push origin new-branch1</text:p>
      <text:list xml:id="list13352175788751" text:continue-numbering="true" text:style-name="WWNum1">
        <text:list-item>
          <text:p text:style-name="P1">Git log</text:p>
        </text:list-item>
        <text:list-item>
          <text:p text:style-name="P1">Git filter-branch –force –index-filter \</text:p>
        </text:list-item>
        <text:list-item>
          <text:p text:style-name="P1">Git push origin –delete &lt;banch1&gt;</text:p>
        </text:list-item>
      </text:list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3" meta:paragraph-count="56" meta:word-count="239" meta:character-count="1528" meta:non-whitespace-character-count="1384"/>
    <meta:generator>LibreOfficeDev/6.0.5.2$Linux_X86_64 LibreOffice_project/</meta:generator>
  </office:meta>
</office:document-meta>
</file>